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automatic-styles>
  </office:automatic-styles>
  <office:body>
    <office:text>
      <text:h text:style-name="Title">Curriculum Vitae</text:h>
      <text:h text:style-name="Heading_20_1" text:outline-level="1">Education</text:h>
      <text:h text:style-name="Heading_20_1" text:outline-level="1">Licensure</text:h>
      <text:h text:style-name="Heading_20_1" text:outline-level="1">Academic and Professional Committees</text:h>
      <text:h text:style-name="Heading_20_1" text:outline-level="1">Teaching Experience and Awards</text:h>
      <text:h text:style-name="Heading_20_1" text:outline-level="1">Research</text:h>
      <text:h text:style-name="Heading_20_1" text:outline-level="1">Interests and Hobbi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Vitae</dc:title>
  </office:meta>
</office:document-meta>
</file>